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Times1" svg:font-family="Times"/>
    <style:font-face style:name="FreeSans1" svg:font-family="FreeSans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666666" draw:marker-start="" draw:marker-start-width="0.221cm" draw:marker-end="" draw:marker-end-width="0.221cm" draw:stroke-linejoin="miter" svg:stroke-linecap="butt" draw:fill="none" fo:padding-top="0.039cm" fo:padding-bottom="0.039cm" fo:padding-left="0.039cm" fo:padding-right="0.039cm"/>
    </style:style>
    <style:style style:name="gr2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787cm" fo:min-width="1.21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2.981cm" fo:min-width="2.11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787cm" fo:min-width="1.81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987cm" fo:min-width="1.45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106cm" svg:stroke-color="#666666" draw:marker-start="" draw:marker-start-width="0.309cm" draw:marker-end="" draw:marker-end-width="0.309cm" draw:stroke-linejoin="miter" svg:stroke-linecap="butt" draw:fill="none" fo:padding-top="0.052cm" fo:padding-bottom="0.052cm" fo:padding-left="0.052cm" fo:padding-right="0.052cm"/>
    </style:style>
    <style:style style:name="gr7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987cm" fo:min-width="3.6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2.065cm" fo:min-width="7.79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5cm" svg:stroke-color="#666666" draw:marker-start="" draw:marker-start-width="0.203cm" draw:marker-end="" draw:marker-end-width="0.203cm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787cm" fo:min-width="3.2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787cm" fo:min-width="2.42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106cm" svg:stroke-color="#666666" draw:marker-start="" draw:marker-start-width="0.335cm" draw:marker-end="Rounded_20_large_20_Arrow" draw:marker-end-width="0.335cm" draw:stroke-linejoin="miter" svg:stroke-linecap="butt" draw:fill="none" fo:padding-top="0.053cm" fo:padding-bottom="0.053cm" fo:padding-left="0.053cm" fo:padding-right="0.053cm"/>
    </style:style>
    <style:style style:name="gr13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787cm" fo:min-width="2.66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787cm" fo:min-width="1.81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787cm" fo:min-width="4.63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787cm" fo:min-width="4.57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35cm" svg:stroke-color="#666666" draw:marker-start="" draw:marker-start-width="0.203cm" draw:marker-end="Rounded_20_large_20_Arrow" draw:marker-end-width="0.203cm" draw:stroke-linejoin="miter" svg:stroke-linecap="butt" draw:fill="none" fo:padding-top="0.017cm" fo:padding-bottom="0.017cm" fo:padding-left="0.017cm" fo:padding-right="0.017cm"/>
    </style:style>
    <style:style style:name="gr18" style:family="graphic" style:parent-style-name="standard">
      <style:graphic-properties draw:stroke="solid" svg:stroke-width="0.106cm" svg:stroke-color="#666666" draw:marker-start="" draw:marker-start-width="0.31cm" draw:marker-end="Rounded_20_large_20_Arrow" draw:marker-end-width="0.31cm" draw:stroke-linejoin="miter" svg:stroke-linecap="butt" draw:fill="none" fo:padding-top="0.053cm" fo:padding-bottom="0.053cm" fo:padding-left="0.053cm" fo:padding-right="0.053cm"/>
    </style:style>
    <style:style style:name="gr19" style:family="graphic" style:parent-style-name="standard">
      <style:graphic-properties draw:stroke="solid" svg:stroke-width="0.159cm" svg:stroke-color="#666666" draw:marker-start="" draw:marker-start-width="0.389cm" draw:marker-end="Rounded_20_large_20_Arrow" draw:marker-end-width="0.389cm" draw:stroke-linejoin="miter" svg:stroke-linecap="butt" draw:fill="none" fo:padding-top="0.079cm" fo:padding-bottom="0.079cm" fo:padding-left="0.079cm" fo:padding-right="0.079cm"/>
    </style:style>
    <style:style style:name="gr20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195cm" fo:min-width="2.17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2.981cm" fo:min-width="2.31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text-properties style:font-name="Latin Modern Sans Demi Cond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color="#666666" loext:opacity="100%" style:font-name="Latin Modern Sans Demi Cond" fo:font-size="36pt" style:font-size-asian="20pt" style:font-size-complex="20pt"/>
    </style:style>
    <style:style style:name="P4" style:family="paragraph">
      <loext:graphic-properties draw:fill="none"/>
      <style:paragraph-properties fo:text-align="start" style:writing-mode="lr-tb"/>
      <style:text-properties fo:color="#666666" loext:opacity="100%" style:font-name="Latin Modern Sans Demi Cond" fo:font-size="60pt" style:font-size-asian="32pt" style:font-size-complex="32pt"/>
    </style:style>
    <style:style style:name="P5" style:family="paragraph">
      <loext:graphic-properties draw:fill="none"/>
      <style:paragraph-properties fo:text-align="start" style:writing-mode="lr-tb"/>
      <style:text-properties fo:color="#666666" loext:opacity="100%" style:font-name="Latin Modern Sans Demi Cond" fo:font-size="36pt" style:font-size-asian="36pt" style:font-size-complex="36pt"/>
    </style:style>
    <style:style style:name="P6" style:family="paragraph">
      <loext:graphic-properties draw:fill="none"/>
      <style:text-properties fo:color="#666666" loext:opacity="100%" style:font-name="Latin Modern Sans Demi Cond" fo:font-size="22pt"/>
    </style:style>
    <style:style style:name="P7" style:family="paragraph">
      <loext:graphic-properties draw:fill="none"/>
      <style:paragraph-properties fo:text-align="start" style:writing-mode="lr-tb"/>
      <style:text-properties fo:color="#666666" loext:opacity="100%" style:font-name="Latin Modern Sans Demi Cond" fo:font-size="40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666666" loext:opacity="100%" style:font-name="Latin Modern Sans Demi Cond" fo:font-size="36pt" style:font-size-asian="22pt" style:font-size-complex="22pt"/>
    </style:style>
    <style:style style:name="P10" style:family="paragraph">
      <loext:graphic-properties draw:fill="none"/>
      <style:text-properties fo:color="#666666" loext:opacity="100%" style:font-name="Latin Modern Sans Demi Cond" fo:font-size="24pt"/>
    </style:style>
    <style:style style:name="P11" style:family="paragraph">
      <loext:graphic-properties draw:fill="none"/>
      <style:paragraph-properties fo:text-align="start" style:writing-mode="lr-tb"/>
      <style:text-properties fo:color="#666666" loext:opacity="100%" style:font-name="Latin Modern Sans Demi Cond" fo:font-size="36pt" style:font-size-asian="16pt" style:font-size-complex="16pt"/>
    </style:style>
    <style:style style:name="P12" style:family="paragraph">
      <loext:graphic-properties draw:fill="none"/>
      <style:paragraph-properties fo:text-align="start" style:writing-mode="lr-tb"/>
      <style:text-properties fo:color="#666666" loext:opacity="100%" style:font-name="Latin Modern Sans Demi Cond" fo:font-size="36pt" style:font-size-asian="24pt" style:font-size-complex="24pt"/>
    </style:style>
    <style:style style:name="P13" style:family="paragraph">
      <loext:graphic-properties draw:fill="none"/>
      <style:paragraph-properties fo:text-align="start" style:writing-mode="lr-tb"/>
      <style:text-properties fo:color="#666666" loext:opacity="100%" style:font-name="Latin Modern Sans Demi Cond" fo:font-size="36pt" style:font-size-asian="32pt" style:font-size-complex="32pt"/>
    </style:style>
    <style:style style:name="P14" style:family="paragraph">
      <loext:graphic-properties draw:fill="none"/>
      <style:paragraph-properties fo:text-align="start" style:writing-mode="lr-tb"/>
      <style:text-properties fo:color="#666666" loext:opacity="100%" style:font-name="Latin Modern Sans Demi Cond" fo:font-size="24pt" style:font-size-asian="16pt" style:font-size-complex="16pt"/>
    </style:style>
    <style:style style:name="T1" style:family="text">
      <style:text-properties fo:color="#666666" loext:opacity="100%" style:font-name="Latin Modern Sans Demi Cond" fo:font-size="36pt" fo:font-weight="bold" style:font-size-asian="20pt" style:font-name-complex="Times1" style:font-size-complex="20pt" style:font-weight-complex="bold"/>
    </style:style>
    <style:style style:name="T2" style:family="text">
      <style:text-properties fo:color="#666666" loext:opacity="100%" style:font-name="Latin Modern Sans Demi Cond" fo:font-size="60pt" fo:font-weight="bold" style:font-size-asian="32pt" style:font-name-complex="Times1" style:font-size-complex="32pt" style:font-weight-complex="bold"/>
    </style:style>
    <style:style style:name="T3" style:family="text">
      <style:text-properties fo:color="#666666" loext:opacity="100%" style:font-name="Latin Modern Sans Demi Cond" fo:font-size="36pt" fo:font-weight="bold" style:font-size-asian="36pt" style:font-name-complex="Times1" style:font-size-complex="36pt" style:font-weight-complex="bold"/>
    </style:style>
    <style:style style:name="T4" style:family="text">
      <style:text-properties fo:color="#666666" loext:opacity="100%" style:text-position="33% 58%" style:font-name="Latin Modern Sans Demi Cond" fo:font-size="36pt" fo:font-weight="bold" style:font-size-asian="36pt" style:font-name-complex="Times1" style:font-size-complex="36pt" style:font-weight-complex="bold"/>
    </style:style>
    <style:style style:name="T5" style:family="text">
      <style:text-properties fo:color="#666666" loext:opacity="100%" style:font-name="Latin Modern Sans Demi Cond" fo:font-size="40pt" fo:font-weight="bold" style:font-size-asian="16pt" style:font-name-complex="Times1" style:font-size-complex="16pt" style:font-weight-complex="bold"/>
    </style:style>
    <style:style style:name="T6" style:family="text">
      <style:text-properties fo:font-variant="normal" fo:text-transform="none" fo:color="#666666" loext:opacity="100%" style:text-outline="false" style:text-line-through-style="none" style:text-line-through-type="none" style:font-name="Latin Modern Sans Demi Cond" fo:font-size="36pt" fo:font-style="normal" fo:text-shadow="none" style:text-underline-style="none" fo:font-weight="bold" style:letter-kerning="true" style:font-name-asian="Noto Sans CJK SC" style:font-size-asian="22pt" style:font-style-asian="normal" style:font-weight-asian="normal" style:font-name-complex="Times1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66666" loext:opacity="100%" style:text-outline="false" style:text-line-through-style="none" style:text-line-through-type="none" style:text-position="-33% 58%" style:font-name="Latin Modern Sans Demi Cond" fo:font-size="36pt" fo:font-style="normal" fo:text-shadow="none" style:text-underline-style="none" fo:font-weight="bold" style:letter-kerning="true" style:font-name-asian="Noto Sans CJK SC" style:font-size-asian="28pt" style:font-style-asian="normal" style:font-weight-asian="normal" style:font-name-complex="Times1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666666" loext:opacity="100%" style:font-name="Latin Modern Sans Demi Cond" fo:font-size="36pt" fo:font-weight="bold" style:font-size-asian="16pt" style:font-name-complex="Times1" style:font-size-complex="16pt" style:font-weight-complex="bold"/>
    </style:style>
    <style:style style:name="T9" style:family="text">
      <style:text-properties fo:color="#666666" loext:opacity="100%" style:font-name="Latin Modern Sans Demi Cond" fo:font-size="36pt" fo:font-weight="bold" style:font-size-asian="24pt" style:font-name-complex="Times1" style:font-size-complex="24pt" style:font-weight-complex="bold"/>
    </style:style>
    <style:style style:name="T10" style:family="text">
      <style:text-properties fo:color="#666666" loext:opacity="100%" style:font-name="Latin Modern Sans Demi Cond" fo:font-size="36pt" fo:font-weight="bold" style:font-size-asian="32pt" style:font-name-complex="Times1" style:font-size-complex="32pt" style:font-weight-complex="bold"/>
    </style:style>
    <style:style style:name="T11" style:family="text">
      <style:text-properties fo:color="#666666" loext:opacity="100%" style:font-name="Latin Modern Sans Demi Cond" fo:font-size="24pt" fo:font-weight="bold" style:font-size-asian="16pt" style:font-name-complex="Times1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1.509cm" svg:x2="6.199cm" svg:y2="1.509cm">
          <text:p/>
        </draw:line>
        <draw:g>
          <draw:frame draw:style-name="gr2" draw:text-style-name="P3" draw:layer="layout" svg:width="1.213cm" svg:height="1.787cm" svg:x="0.6cm" svg:y="3.2cm">
            <draw:text-box>
              <text:p text:style-name="P2"><text:span text:style-name="T1">83</text:span></text:p>
            </draw:text-box>
          </draw:frame>
          <draw:frame draw:style-name="gr3" draw:text-style-name="P4" draw:layer="layout" svg:width="2.119cm" svg:height="2.981cm" svg:x="1.95cm" svg:y="1.557cm">
            <draw:text-box>
              <text:p text:style-name="P2"><text:span text:style-name="T2">Bi</text:span></text:p>
            </draw:text-box>
          </draw:frame>
          <draw:frame draw:style-name="gr4" draw:text-style-name="P3" draw:layer="layout" svg:width="1.818cm" svg:height="1.787cm" svg:x="0.182cm" svg:y="1.413cm">
            <draw:text-box>
              <text:p text:style-name="P2"><text:span text:style-name="T1">207</text:span></text:p>
            </draw:text-box>
          </draw:frame>
        </draw:g>
        <draw:frame draw:style-name="gr5" draw:text-style-name="P5" draw:layer="layout" svg:width="1.458cm" svg:height="1.987cm" svg:x="6.4cm" svg:y="0.8cm">
          <draw:text-box>
            <text:p text:style-name="P2"><text:span text:style-name="T3">β</text:span><text:span text:style-name="T4">+</text:span></text:p>
          </draw:text-box>
        </draw:frame>
        <draw:line draw:style-name="gr6" draw:text-style-name="P6" draw:layer="layout" svg:x1="13.2cm" svg:y1="17.512cm" svg:x2="21.405cm" svg:y2="17.5cm">
          <text:p/>
        </draw:line>
        <draw:frame draw:style-name="gr7" draw:text-style-name="P7" draw:layer="layout" svg:width="3.622cm" svg:height="1.987cm" svg:x="17.488cm" svg:y="17.388cm">
          <draw:text-box>
            <text:p text:style-name="P2"><text:span text:style-name="T5">97.8%</text:span></text:p>
          </draw:text-box>
        </draw:frame>
        <draw:frame draw:style-name="gr8" draw:text-style-name="P9" draw:layer="layout" svg:width="7.796cm" svg:height="2.065cm" svg:x="21.792cm" svg:y="16.4cm">
          <draw:text-box>
            <text:p text:style-name="P8"><text:span text:style-name="T6">Q</text:span><text:span text:style-name="T7">β</text:span><text:span text:style-name="T6"> = 2397 keV</text:span></text:p>
          </draw:text-box>
        </draw:frame>
        <draw:line draw:style-name="gr9" draw:text-style-name="P10" draw:layer="layout" svg:x1="6.2cm" svg:y1="13.3cm" svg:x2="6.2cm" svg:y2="1.5cm">
          <text:p/>
        </draw:line>
        <draw:g>
          <draw:line draw:style-name="gr9" draw:text-style-name="P10" draw:layer="layout" svg:x1="6.18cm" svg:y1="9.131cm" svg:x2="23.18cm" svg:y2="9.131cm">
            <text:p/>
          </draw:line>
          <draw:frame draw:style-name="gr10" draw:text-style-name="P11" draw:layer="layout" svg:width="3.27cm" svg:height="1.787cm" svg:x="6.285cm" svg:y="7.354cm">
            <draw:text-box>
              <text:p text:style-name="P2"><text:span text:style-name="T8">84.1%</text:span></text:p>
            </draw:text-box>
          </draw:frame>
          <draw:frame draw:style-name="gr11" draw:text-style-name="P12" draw:layer="layout" svg:width="2.423cm" svg:height="1.787cm" svg:x="20.8cm" svg:y="7.356cm">
            <draw:text-box>
              <text:p text:style-name="P2"><text:span text:style-name="T9">1633</text:span></text:p>
            </draw:text-box>
          </draw:frame>
          <draw:line draw:style-name="gr12" draw:text-style-name="P10" draw:layer="layout" svg:x1="9.7cm" svg:y1="9.15cm" svg:x2="10.3cm" svg:y2="9.15cm">
            <text:p/>
          </draw:line>
        </draw:g>
        <draw:g>
          <draw:line draw:style-name="gr9" draw:text-style-name="P10" draw:layer="layout" svg:x1="6.18cm" svg:y1="13.324cm" svg:x2="23.18cm" svg:y2="13.324cm">
            <text:p/>
          </draw:line>
          <draw:frame draw:style-name="gr13" draw:text-style-name="P13" draw:layer="layout" svg:width="2.665cm" svg:height="1.787cm" svg:x="6.29cm" svg:y="11.546cm">
            <draw:text-box>
              <text:p text:style-name="P2"><text:span text:style-name="T10">8.8%</text:span></text:p>
            </draw:text-box>
          </draw:frame>
          <draw:frame draw:style-name="gr14" draw:text-style-name="P11" draw:layer="layout" svg:width="1.818cm" svg:height="1.787cm" svg:x="21.3cm" svg:y="11.649cm">
            <draw:text-box>
              <text:p text:style-name="P2"><text:span text:style-name="T8">570</text:span></text:p>
            </draw:text-box>
          </draw:frame>
          <draw:line draw:style-name="gr12" draw:text-style-name="P10" draw:layer="layout" svg:x1="9.666cm" svg:y1="13.35cm" svg:x2="10.266cm" svg:y2="13.35cm">
            <text:p/>
          </draw:line>
        </draw:g>
        <draw:g>
          <draw:line draw:style-name="gr9" draw:text-style-name="P10" draw:layer="layout" svg:x1="6.181cm" svg:y1="4.831cm" svg:x2="23.181cm" svg:y2="4.831cm">
            <text:p/>
          </draw:line>
          <draw:line draw:style-name="gr12" draw:text-style-name="P10" draw:layer="layout" svg:x1="9.701cm" svg:y1="4.85cm" svg:x2="10.301cm" svg:y2="4.85cm">
            <text:p/>
          </draw:line>
          <draw:frame draw:style-name="gr10" draw:text-style-name="P5" draw:layer="layout" svg:width="3.27cm" svg:height="1.787cm" svg:x="6.286cm" svg:y="3.054cm">
            <draw:text-box>
              <text:p text:style-name="P2"><text:span text:style-name="T3">7.03%</text:span></text:p>
            </draw:text-box>
          </draw:frame>
          <draw:frame draw:style-name="gr15" draw:text-style-name="P12" draw:layer="layout" svg:width="4.638cm" svg:height="1.787cm" svg:x="19.001cm" svg:y="3.056cm">
            <draw:text-box>
              <text:p text:style-name="P2"><text:span text:style-name="T9">2340 keV</text:span></text:p>
            </draw:text-box>
          </draw:frame>
        </draw:g>
        <draw:frame draw:style-name="gr16" draw:text-style-name="P11" draw:layer="layout" svg:width="4.579cm" svg:height="1.787cm" svg:x="1.487cm" svg:y="-0.245cm">
          <draw:text-box>
            <text:p text:style-name="P2"><text:span text:style-name="T8"><text:tab/></text:span><text:span text:style-name="T8">32.9 y</text:span></text:p>
          </draw:text-box>
        </draw:frame>
        <draw:line draw:style-name="gr17" draw:text-style-name="P6" draw:layer="layout" svg:x1="11.4cm" svg:y1="4.8cm" svg:x2="11.5cm" svg:y2="13.3cm">
          <text:p/>
        </draw:line>
        <draw:frame draw:style-name="gr11" draw:text-style-name="P11" draw:layer="layout" svg:width="2.423cm" svg:height="1.787cm" draw:transform="rotate (1.5707963267949) translate (9.8cm 8cm)">
          <draw:text-box>
            <text:p text:style-name="P2"><text:span text:style-name="T8">1770</text:span></text:p>
          </draw:text-box>
        </draw:frame>
        <draw:line draw:style-name="gr18" draw:text-style-name="P6" draw:layer="layout" svg:x1="14.8cm" svg:y1="9.1cm" svg:x2="14.8cm" svg:y2="13.3cm">
          <text:p/>
        </draw:line>
        <draw:line draw:style-name="gr19" draw:text-style-name="P6" draw:layer="layout" svg:x1="19cm" svg:y1="13.3cm" svg:x2="19cm" svg:y2="17.5cm">
          <text:p/>
        </draw:line>
        <draw:frame draw:style-name="gr20" draw:text-style-name="P14" draw:layer="layout" svg:width="2.178cm" svg:height="1.195cm" svg:x="10.488cm" svg:y="13.189cm">
          <draw:text-box>
            <text:p text:style-name="P2"><text:span text:style-name="T11">6.87%</text:span></text:p>
          </draw:text-box>
        </draw:frame>
        <draw:frame draw:style-name="gr10" draw:text-style-name="P11" draw:layer="layout" svg:width="3.27cm" svg:height="1.787cm" svg:x="13.288cm" svg:y="12.99cm">
          <draw:text-box>
            <text:p text:style-name="P2"><text:span text:style-name="T8">74.6%</text:span></text:p>
          </draw:text-box>
        </draw:frame>
        <draw:frame draw:style-name="gr11" draw:text-style-name="P11" draw:layer="layout" svg:width="2.423cm" svg:height="1.787cm" draw:transform="rotate (1.5707963267949) translate (13.101cm 12.201cm)">
          <draw:text-box>
            <text:p text:style-name="P2"><text:span text:style-name="T8">1064</text:span></text:p>
          </draw:text-box>
        </draw:frame>
        <draw:frame draw:style-name="gr14" draw:text-style-name="P11" draw:layer="layout" svg:width="1.818cm" svg:height="1.787cm" draw:transform="rotate (1.5707963267949) translate (17.302cm 16.102cm)">
          <draw:text-box>
            <text:p text:style-name="P2"><text:span text:style-name="T8">570</text:span></text:p>
          </draw:text-box>
        </draw:frame>
        <draw:g>
          <draw:frame draw:style-name="gr2" draw:text-style-name="P3" draw:layer="layout" svg:width="1.213cm" svg:height="1.787cm" svg:x="11.737cm" svg:y="19.213cm">
            <draw:text-box>
              <text:p text:style-name="P2"><text:span text:style-name="T1">82</text:span></text:p>
            </draw:text-box>
          </draw:frame>
          <draw:frame draw:style-name="gr21" draw:text-style-name="P4" draw:layer="layout" svg:width="2.313cm" svg:height="2.981cm" svg:x="13.087cm" svg:y="17.57cm">
            <draw:text-box>
              <text:p text:style-name="P2"><text:span text:style-name="T2">Pb</text:span></text:p>
            </draw:text-box>
          </draw:frame>
          <draw:frame draw:style-name="gr4" draw:text-style-name="P3" draw:layer="layout" svg:width="1.818cm" svg:height="1.787cm" svg:x="11.319cm" svg:y="17.426cm">
            <draw:text-box>
              <text:p text:style-name="P2"><text:span text:style-name="T1">207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1" svg:font-family="Times"/>
    <style:font-face style:name="FreeSans1" svg:font-family="FreeSans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0.702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4-14T13:58:50.266197358</meta:creation-date>
    <dc:date>2020-10-12T16:38:01.855043544</dc:date>
    <meta:editing-duration>PT1H51M15S</meta:editing-duration>
    <meta:editing-cycles>52</meta:editing-cycles>
    <meta:generator>LibreOffice/7.0.2.2$Linux_X86_64 LibreOffice_project/00$Build-2</meta:generator>
    <meta:document-statistic meta:object-count="38"/>
  </office:meta>
</office:document-meta>
</file>